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FileLock.relea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FileLock.validateDirectoryExists( String path , String err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FileLock.SimpleFileLock( Properties pro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FileLock.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FileLock.getServiceMixLock( File lock , Properties prop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